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Sec In Day </text:p>
          </table:table-cell>
          <table:table-cell office:value-type="string" calcext:value-type="string">
            <text:p>Sec In Hour </text:p>
          </table:table-cell>
          <table:table-cell office:value-type="string" calcext:value-type="string">
            <text:p>Daylight</text:p>
          </table:table-cell>
        </table:table-row>
        <table:table-row table:style-name="ro1">
          <table:table-cell/>
          <table:table-cell office:value-type="float" office:value="86400" calcext:value-type="float">
            <text:p>86400</text:p>
          </table:table-cell>
          <table:table-cell table:formula="of:= 60 * 60"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s Since Jan 1990</text:p>
          </table:table-cell>
          <table:table-cell office:value-type="string" calcext:value-type="string">
            <text:p>Days Since </text:p>
          </table:table-cell>
          <table:table-cell table:number-columns-repeated="2"/>
        </table:table-row>
        <table:table-row table:style-name="ro1">
          <table:table-cell office:value-type="float" office:value="3807982734" calcext:value-type="float">
            <text:p>3807982734</text:p>
          </table:table-cell>
          <table:table-cell table:formula="of:=[.A4] / [.B2]" office:value-type="float" office:value="44073.8742361111" calcext:value-type="float">
            <text:p>44073.87423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le Days</text:p>
          </table:table-cell>
          <table:table-cell table:formula="of:=ROUNDDOWN([.B4])" office:value-type="float" office:value="44073" calcext:value-type="float">
            <text:p>44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s Remaining today</text:p>
          </table:table-cell>
          <table:table-cell table:formula="of:=[.A4] - ([.B5] * [.B2])" office:value-type="float" office:value="75534" calcext:value-type="float">
            <text:p>75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Today</text:p>
          </table:table-cell>
          <table:table-cell table:formula="of:=ROUNDDOWN([.B6]/[.C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+ Daylight</text:p>
          </table:table-cell>
          <table:table-cell table:formula="of:=[.B7] + [.D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Today</text:p>
          </table:table-cell>
          <table:table-cell table:formula="of:=ROUNDDOWN([.B6] / 60) - ([.B7] * 6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table:formula="of:=MOD([.B5];7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s At Day Start today</text:p>
          </table:table-cell>
          <table:table-cell table:formula="of:=[.A4] - [.B6]" office:value-type="float" office:value="3807907200" calcext:value-type="float">
            <text:p>3807907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s at Monday Start</text:p>
          </table:table-cell>
          <table:table-cell table:formula="of:=[.B11] - ([.B10] * [.B2])" office:value-type="float" office:value="3807820800" calcext:value-type="float">
            <text:p>38078208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econds since Mon</text:p>
          </table:table-cell>
          <table:table-cell office:value-type="string" calcext:value-type="string">
            <text:p>Seconds since Mon DLS</text:p>
          </table:table-cell>
          <table:table-cell table:number-columns-repeated="2"/>
        </table:table-row>
        <table:table-row table:style-name="ro1">
          <table:table-cell table:formula="of:=[.A4]-[.B12]" office:value-type="float" office:value="161934" calcext:value-type="float">
            <text:p>161934</text:p>
          </table:table-cell>
          <table:table-cell table:formula="of:=[.A17] + [.C2]" office:value-type="float" office:value="165534" calcext:value-type="float">
            <text:p>1655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21:38:21.747170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20:48:18.734185071</meta:creation-date>
    <dc:date>2020-09-01T22:36:40.322474565</dc:date>
    <meta:editing-duration>PT33M3S</meta:editing-duration>
    <meta:editing-cycles>2</meta:editing-cycles>
    <meta:generator>LibreOffice/6.4.5.2$Linux_X86_64 LibreOffice_project/40$Build-2</meta:generator>
    <meta:document-statistic meta:table-count="1" meta:cell-count="30" meta:object-count="0"/>
  </office:meta>
</office:document-meta>
</file>